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Table2" style:family="table">
      <style:table-properties style:width="3.65in" fo:margin-left="0in" table:align="left" fo:background-color="transparent" style:may-break-between-rows="false" style:writing-mode="lr-tb">
        <style:background-image/>
      </style:table-properties>
    </style:style>
    <style:style style:name="Table2.A" style:family="table-column">
      <style:table-column-properties style:column-width="0.3757in"/>
    </style:style>
    <style:style style:name="Table2.B" style:family="table-column">
      <style:table-column-properties style:column-width="3.2743in"/>
    </style:style>
    <style:style style:name="Table2.1" style:family="table-row">
      <style:table-row-properties fo:background-color="transparent">
        <style:background-image/>
      </style:table-row-properties>
    </style:style>
    <style:style style:name="Table2.A1" style:family="table-cell">
      <style:table-cell-properties fo:background-color="#b2b2b2" fo:padding="0in" fo:border-left="0.75pt solid #666666" fo:border-right="0.75pt solid #666666" fo:border-top="0.0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B2" style:family="table-cell">
      <style:table-cell-properties fo:background-color="transparent" fo:padding="0in" fo:border-left="0.0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none" fo:border-top="none" fo:border-bottom="0.75pt solid #666666" style:writing-mode="page">
        <style:background-image/>
      </style:table-cell-properties>
    </style:style>
    <style:style style:name="Table2.B3" style:family="table-cell">
      <style:table-cell-properties fo:background-color="#eeeeee" fo:padding="0in" fo:border-left="0.0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3" style:family="table">
      <style:table-properties style:width="3.6542in" fo:margin-left="0in" table:align="left" style:writing-mode="lr-tb"/>
    </style:style>
    <style:style style:name="Table3.A" style:family="table-column">
      <style:table-column-properties style:column-width="0.809in"/>
    </style:style>
    <style:style style:name="Table3.B" style:family="table-column">
      <style:table-column-properties style:column-width="0.6896in"/>
    </style:style>
    <style:style style:name="Table3.C" style:family="table-column">
      <style:table-column-properties style:column-width="0.5604in"/>
    </style:style>
    <style:style style:name="Table3.D" style:family="table-column">
      <style:table-column-properties style:column-width="1.5951in"/>
    </style:style>
    <style:style style:name="Table3.1" style:family="table-row">
      <style:table-row-properties fo:keep-together="always"/>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D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D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Standard">
      <style:text-properties fo:language="en" fo:country="US" officeooo:paragraph-rsid="002f2f54"/>
    </style:style>
    <style:style style:name="P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0ae2bb" officeooo:paragraph-rsid="002f2f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 style:family="paragraph" style:parent-style-name="Heading_20_3">
      <style:text-properties fo:font-size="14pt" fo:language="en" fo:country="US" style:font-size-asian="14pt" style:font-size-complex="14pt"/>
    </style:style>
    <style:style style:name="P4" style:family="paragraph" style:parent-style-name="Sidebar">
      <style:text-properties style:use-window-font-color="true" loext:opacity="0%" style:font-name="Times New Roman" fo:font-size="10pt" fo:language="en" fo:country="US" officeooo:rsid="020bc67b"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Heading_20_1" style:master-page-name="Standard">
      <style:paragraph-properties fo:margin-top="0.25in" fo:margin-bottom="0in" style:contextual-spacing="false" fo:line-height="100%" fo:text-align="center" style:justify-single-word="false" style:page-number="auto"/>
      <style:text-properties fo:font-size="24pt" fo:language="en" fo:country="US" style:font-size-asian="24pt" style:font-size-complex="24pt"/>
    </style:style>
    <style:style style:name="P6" style:family="paragraph" style:parent-style-name="Heading_20_2">
      <style:paragraph-properties fo:margin-top="0.25in" fo:margin-bottom="0in" style:contextual-spacing="false" fo:line-height="100%"/>
      <style:text-properties fo:color="#1c4587" loext:opacity="100%" fo:font-size="16pt" fo:language="en" fo:country="US" style:font-size-asian="16pt" style:font-size-complex="16pt"/>
    </style:style>
    <style:style style:name="P7" style:family="paragraph" style:parent-style-name="Heading_20_2">
      <style:paragraph-properties fo:margin-top="0.139in" fo:margin-bottom="0in" style:contextual-spacing="false" fo:line-height="100%"/>
      <style:text-properties fo:language="en" fo:country="US" officeooo:rsid="002221da" officeooo:paragraph-rsid="002221da"/>
    </style:style>
    <style:style style:name="P8" style:family="paragraph" style:parent-style-name="Heading_20_2">
      <style:paragraph-properties fo:margin-top="0.139in" fo:margin-bottom="0in" style:contextual-spacing="false" fo:line-height="100%"/>
      <style:text-properties fo:language="en" fo:country="US" officeooo:rsid="002b0823" officeooo:paragraph-rsid="002b0823"/>
    </style:style>
    <style:style style:name="P9" style:family="paragraph" style:parent-style-name="Heading_20_2">
      <style:paragraph-properties fo:margin-top="0.139in" fo:margin-bottom="0in" style:contextual-spacing="false" fo:line-height="100%"/>
      <style:text-properties fo:language="en" fo:country="US"/>
    </style:style>
    <style:style style:name="P10" style:family="paragraph" style:parent-style-name="Exalted">
      <style:text-properties fo:font-size="24pt" fo:language="en" fo:country="US" style:font-size-asian="24pt" style:font-size-complex="24pt"/>
    </style:style>
    <style:style style:name="P11"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style>
    <style:style style:name="P12" style:family="paragraph" style:parent-style-name="Exalted">
      <style:text-properties fo:language="en" fo:country="US"/>
    </style:style>
    <style:style style:name="P13" style:family="paragraph" style:parent-style-name="Exalted">
      <style:paragraph-properties fo:orphans="0" fo:widows="0"/>
      <style:text-properties fo:language="en" fo:country="US"/>
    </style:style>
    <style:style style:name="P14" style:family="paragraph" style:parent-style-name="Exalted">
      <style:text-properties fo:language="en" fo:country="US" fo:font-weight="bold" style:font-weight-asian="bold"/>
    </style:style>
    <style:style style:name="P15"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16" style:family="paragraph" style:parent-style-name="Exalted">
      <style:paragraph-properties fo:margin-top="0in" fo:margin-bottom="0.1in" style:contextual-spacing="false" fo:text-align="end" style:justify-single-word="false"/>
      <style:text-properties fo:language="en" fo:country="US"/>
    </style:style>
    <style:style style:name="P17" style:family="paragraph" style:parent-style-name="Exalted">
      <style:paragraph-properties fo:margin-top="0in" fo:margin-bottom="0.1in" style:contextual-spacing="false" fo:orphans="0" fo:widows="0"/>
      <style:text-properties fo:language="en" fo:country="US"/>
    </style:style>
    <style:style style:name="P18"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US" officeooo:rsid="009bbe42"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US" officeooo:rsid="002b0823" officeooo:paragraph-rsid="002b0823"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paragraph-properties fo:margin-top="0.139in" fo:margin-bottom="0in" style:contextual-spacing="false" fo:line-height="100%"/>
      <style:text-properties fo:language="en" fo:country="US" officeooo:paragraph-rsid="002221da"/>
    </style:style>
    <style:style style:name="P21" style:family="paragraph" style:parent-style-name="Exalted">
      <style:paragraph-properties fo:margin-top="0.139in" fo:margin-bottom="0in" style:contextual-spacing="false" fo:line-height="100%"/>
      <style:text-properties fo:language="en" fo:country="US" officeooo:rsid="002982b5" officeooo:paragraph-rsid="002982b5"/>
    </style:style>
    <style:style style:name="P22" style:family="paragraph" style:parent-style-name="Exalted">
      <style:paragraph-properties fo:margin-top="0.139in" fo:margin-bottom="0in" style:contextual-spacing="false" fo:line-height="100%"/>
      <style:text-properties fo:language="en" fo:country="US" officeooo:rsid="0023a84b" officeooo:paragraph-rsid="0023a84b"/>
    </style:style>
    <style:style style:name="P23" style:family="paragraph" style:parent-style-name="Exalted">
      <style:paragraph-properties fo:margin-top="0.139in" fo:margin-bottom="0in" style:contextual-spacing="false" fo:line-height="100%"/>
      <style:text-properties fo:language="en" fo:country="US" officeooo:rsid="002b0823" officeooo:paragraph-rsid="002b0823"/>
    </style:style>
    <style:style style:name="P24" style:family="paragraph" style:parent-style-name="Exalted">
      <style:paragraph-properties fo:margin-top="0in" fo:margin-bottom="0.139in" style:contextual-spacing="false" fo:line-height="115%"/>
      <style:text-properties fo:language="en" fo:country="US"/>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2460ae" officeooo:paragraph-rsid="002460ae"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2b6bb1" officeooo:paragraph-rsid="002b6bb1"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460ae" officeooo:paragraph-rsid="002460a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5c3bb" officeooo:paragraph-rsid="0025c3bb"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b6bb1" officeooo:paragraph-rsid="002b6bb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officeooo:paragraph-rsid="002c3011"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5c3bb" officeooo:paragraph-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officeooo:paragraph-rsid="002c30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 style:family="paragraph" style:parent-style-name="Table_20_Contents">
      <style:text-properties fo:language="en" fo:country="US"/>
    </style:style>
    <style:style style:name="P36" style:family="paragraph" style:parent-style-name="Table_20_Contents">
      <style:text-properties fo:language="en" fo:country="US" officeooo:paragraph-rsid="002460ae"/>
    </style:style>
    <style:style style:name="P37" style:family="paragraph" style:parent-style-name="Table_20_Contents">
      <style:text-properties fo:language="en" fo:country="US" officeooo:rsid="002460ae" officeooo:paragraph-rsid="002460ae"/>
    </style:style>
    <style:style style:name="P38" style:family="paragraph" style:parent-style-name="Table_20_Contents">
      <style:paragraph-properties fo:text-align="start" style:justify-single-word="false"/>
      <style:text-properties fo:language="en" fo:country="US" officeooo:paragraph-rsid="002460ae"/>
    </style:style>
    <style:style style:name="P39" style:family="paragraph" style:parent-style-name="Table_20_Contents">
      <style:text-properties style:use-window-font-color="true" loext:opacity="0%" style:font-name="Times New Roman" fo:font-size="10pt" fo:language="en" fo:country="US" fo:font-weight="normal" officeooo:rsid="002460ae" officeooo:paragraph-rsid="0024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0" style:family="paragraph" style:parent-style-name="Table_20_Contents">
      <style:text-properties style:use-window-font-color="true" loext:opacity="0%" style:font-name="Times New Roman" fo:font-size="10pt" fo:language="en" fo:country="US" officeooo:rsid="002460ae" officeooo:paragraph-rsid="002460ae"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Table_20_Heading">
      <style:text-properties fo:language="en" fo:country="US"/>
    </style:style>
    <style:style style:name="T1" style:family="text">
      <style:text-properties style:font-name="Sorts Mill Goudy" style:font-name-asian="Sorts Mill Goudy1" style:font-name-complex="Sorts Mill Goudy1"/>
    </style:style>
    <style:style style:name="T2" style:family="text">
      <style:text-properties style:font-name="Sorts Mill Goudy" fo:font-weight="bold" style:font-name-asian="Sorts Mill Goudy1" style:font-weight-asian="bold" style:font-name-complex="Sorts Mill Goudy1"/>
    </style:style>
    <style:style style:name="T3" style:family="text">
      <style:text-properties fo:font-weight="bold" style:font-weight-asian="bold"/>
    </style:style>
    <style:style style:name="T4" style:family="text">
      <style:text-properties fo:font-weight="bold" officeooo:rsid="002460ae" style:font-weight-asian="bold" style:font-weight-complex="bold"/>
    </style:style>
    <style:style style:name="T5" style:family="text">
      <style:text-properties fo:font-style="italic" style:font-style-asian="italic"/>
    </style:style>
    <style:style style:name="T6" style:family="text">
      <style:text-properties style:use-window-font-color="true" loext:opacity="0%" style:font-name="Times New Roman" fo:font-size="10pt" fo:language="en" fo:country="none" officeooo:rsid="0023a84b"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2221d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fo:font-style="italic" officeooo:rsid="0023a84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9"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23a84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3" style:family="text">
      <style:text-properties style:use-window-font-color="true" loext:opacity="0%" style:font-name="Times New Roman" fo:font-size="10pt" officeooo:rsid="002221da"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23a84b"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font-style="italic" officeooo:rsid="0023a84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 style:family="text">
      <style:text-properties style:use-window-font-color="true" loext:opacity="0%" style:font-name="Times New Roman" fo:font-size="10pt" fo:font-style="normal" officeooo:rsid="0023a84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fo:language="en" fo:country="none" fo:font-weight="normal" style:letter-kerning="false" style:font-name-asian="Spectral1" style:language-asian="zh" style:country-asian="CN" style:font-weight-asian="normal" style:font-name-complex="Spectral1" style:language-complex="hi" style:country-complex="IN" style:font-weight-complex="normal"/>
    </style:style>
    <style:style style:name="T21" style:family="text">
      <style:text-properties style:use-window-font-color="true" loext:opacity="0%" fo:language="en" fo:country="none" fo:font-weight="normal" officeooo:rsid="002460ae" style:letter-kerning="false" style:font-name-asian="Spectral1" style:language-asian="zh" style:country-asian="CN" style:font-weight-asian="normal" style:font-name-complex="Spectral1" style:language-complex="hi" style:country-complex="IN" style:font-weight-complex="normal"/>
    </style:style>
    <style:style style:name="T22" style:family="text">
      <style:text-properties style:use-window-font-color="true" loext:opacity="0%" fo:font-weight="normal" style:letter-kerning="false" style:font-name-asian="Spectral1" style:language-asian="zh" style:country-asian="CN" style:font-weight-asian="normal" style:font-name-complex="Spectral1" style:language-complex="hi" style:country-complex="IN" style:font-weight-complex="normal"/>
    </style:style>
    <style:style style:name="T23" style:family="text">
      <style:text-properties style:use-window-font-color="true" loext:opacity="0%" fo:font-weight="normal" officeooo:rsid="002460ae" style:letter-kerning="false" style:font-name-asian="Spectral1" style:language-asian="zh" style:country-asian="CN" style:font-weight-asian="normal" style:font-name-complex="Spectral1" style:language-complex="hi" style:country-complex="IN" style:font-weight-complex="normal"/>
    </style:style>
    <style:style style:name="T24" style:family="text">
      <style:text-properties fo:font-weight="normal" officeooo:rsid="002460ae" style:font-weight-asian="normal" style:font-weight-complex="normal"/>
    </style:style>
    <style:style style:name="T25" style:family="text">
      <style:text-properties officeooo:rsid="002460ae"/>
    </style:style>
    <style:style style:name="T26" style:family="text">
      <style:text-properties officeooo:rsid="002807d3"/>
    </style:style>
    <style:style style:name="T27" style:family="text">
      <style:text-properties officeooo:rsid="002b6bb1"/>
    </style:style>
    <style:style style:name="T28" style:family="text">
      <style:text-properties officeooo:rsid="002c3011"/>
    </style:style>
    <style:style style:name="T29" style:family="text">
      <style:text-properties officeooo:rsid="002f2f54"/>
    </style:style>
    <style:style style:name="T30" style:family="text">
      <style:text-properties fo:color="#000000" loext:opacity="100%" style:text-outline="false" style:text-line-through-style="none" style:text-line-through-type="none" style:font-name="Times New Roman" fo:font-size="10pt" fo:language="en" fo:country="none" fo:font-style="normal" fo:text-shadow="none" style:text-underline-style="none" fo:font-weight="bold" officeooo:rsid="002460a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T31" style:family="text">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Times New Roman" fo:font-size="10pt" fo:language="en" fo:country="none" fo:font-style="normal" fo:text-shadow="none" style:text-underline-style="none" fo:font-weight="normal" officeooo:rsid="003013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Times New Roman" fo:font-size="10pt" fo:font-style="normal" fo:text-shadow="none" style:text-underline-style="none" fo:font-weight="bold" officeooo:rsid="002460a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T34" style:family="text">
      <style:text-properties fo:color="#000000" loext:opacity="100%" style:text-outline="false" style:text-line-through-style="none" style:text-line-through-type="none" style:font-name="Times New Roman" fo:font-size="10pt" fo:font-style="normal" fo:text-shadow="none" style:text-underline-style="none" fo:font-weight="normal" officeooo: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Times New Roman" fo:font-size="10pt" fo:font-style="normal" fo:text-shadow="none" style:text-underline-style="none" fo:font-weight="normal" officeooo:rsid="003013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6" style:family="text">
      <style:text-properties officeooo:rsid="0033ada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Antagonists</text:h>
      <text:p text:style-name="P10"/>
      <text:section text:style-name="Sect1" text:name="TextSection">
        <text:h text:style-name="P6" text:outline-level="2">Lesser Foes and Groups</text:h>
        <text:p text:style-name="P24"><text:span text:style-name="T1">Lesser Foes are those that have no chance at harming their antagonists, and instead will use their actions to </text:span><text:span text:style-name="T2">Support</text:span><text:span text:style-name="T1"> a Greater Foe. During their action, they may instead give ½ their Attack Pool in Impulse to their Ally.</text:span></text:p>
        <text:p text:style-name="P24"><text:span text:style-name="T1">Lesser Foes may be </text:span><text:span text:style-name="T2">Grouped</text:span><text:span text:style-name="T1"> together. For each increase in </text:span><text:span text:style-name="T2">Magnitude</text:span><text:span text:style-name="T1">, they gain 5 Endurance and 2 to their Attack Pool.</text:span></text:p>
        <text:p text:style-name="P24"><text:span text:style-name="T2">Mortals </text:span><text:span text:style-name="T1">Have a lesser pool of Endurance:</text:span><text:line-break/> <text:s text:c="6"/>10 + (Stamina + Athletics + Physique)</text:p>
        <table:table table:name="Table1" table:style-name="Table1">
          <table:table-column table:style-name="Table1.A"/>
          <table:table-row table:style-name="Table1.1">
            <table:table-cell table:style-name="Table1.A1" office:value-type="string">
              <text:p text:style-name="P11">Antagonists are not Player characters</text:p>
              <text:p text:style-name="P13">[[ Don’t build them like they are.</text:p>
              <text:p text:style-name="P13">Dragonbloods tend to be Essence 1-2. </text:p>
              <text:p text:style-name="P17">Essence Rating prerequisites aren’t hard-enforced for antagonists. The essence rating represents how hard it is to train, how long they have to dedicate your life to it. Jo Shmo DB isn’t going to get an Essence 4 MA technique while stuck at Essence 1, but a monk who has been training at it their entire life might, while still technically at Essence 3]]</text:p>
            </table:table-cell>
          </table:table-row>
        </table:table>
        <text:h text:style-name="P7" text:outline-level="2">Estimating Defenses</text:h>
        <text:p text:style-name="P20"><text:span text:style-name="T13">When choosing </text:span><text:span text:style-name="T14">or modifing enemies, you need to pay close attention to the Defenses to make sure the combat is fun and interesting—</text:span><text:span text:style-name="T15">too high of DV will result in an unfun combat,</text:span><text:span text:style-name="T17"> because the Players will never be able to hit their target.</text:span></text:p>
        <text:p text:style-name="P21"><text:span text:style-name="T17">A</text:span><text:span text:style-name="T16">djusting Endurance, rather than DV, is often the more reliable way to show that an enemy is either tougher or weaker than their fellows.</text:span></text:p>
        <text:p text:style-name="P22"><text:span text:style-name="T16">It helps to judge what each DV number represents, and to keep in mind that DV is an </text:span><text:span text:style-name="T18">average</text:span><text:span text:style-name="T19"> of (Att + Abi), so an additional point in DV is quite a large deal!</text:span></text:p>
        <table:table table:name="Table2" table:style-name="Table2" table:template-name="Exalted">
          <table:table-column table:style-name="Table2.A"/>
          <table:table-column table:style-name="Table2.B"/>
          <table:table-row table:style-name="Table2.1">
            <table:table-cell table:style-name="Table2.A1" table:number-columns-spanned="2" office:value-type="string">
              <text:p text:style-name="P25">DV Scale</text:p>
            </table:table-cell>
            <table:covered-table-cell/>
          </table:table-row>
          <table:table-row table:style-name="TableLine1842904734784">
            <table:table-cell table:style-name="Table2.A2" office:value-type="string">
              <text:p text:style-name="P35">1</text:p>
            </table:table-cell>
            <table:table-cell table:style-name="Table2.B2" office:value-type="string">
              <text:p text:style-name="P35"><text:span text:style-name="T23">T</text:span><text:span text:style-name="T22">he target has the barest, weakest defenses that could exist. <text:s/>Missing </text:span><text:span text:style-name="T23">would be an embarresment to an Exalt.</text:span></text:p>
            </table:table-cell>
          </table:table-row>
          <table:table-row table:style-name="TableLine1842904744576">
            <table:table-cell table:style-name="Table2.A3" office:value-type="string">
              <text:p text:style-name="P35">2</text:p>
            </table:table-cell>
            <table:table-cell table:style-name="Table2.B3" office:value-type="string">
              <text:p text:style-name="P35">Typical Mortal defenses.</text:p>
            </table:table-cell>
          </table:table-row>
          <table:table-row table:style-name="TableLine1842904740224">
            <table:table-cell table:style-name="Table2.A2" office:value-type="string">
              <text:p text:style-name="P35">3</text:p>
            </table:table-cell>
            <table:table-cell table:style-name="Table2.B2" office:value-type="string">
              <text:p text:style-name="P35">The median DV, what will often be a noticeable, <text:span text:style-name="T25">but not insurmountable</text:span> challenge. <text:s/><text:span text:style-name="T25">Most enemies should hover aound DV 3.</text:span></text:p>
            </table:table-cell>
          </table:table-row>
          <table:table-row table:style-name="Table2.1">
            <table:table-cell table:style-name="Table2.A5" table:number-columns-spanned="2" office:value-type="string">
              <text:p text:style-name="P36"><text:span text:style-name="T4">Note</text:span><text:span text:style-name="T24">: Any Enemy with DV 4 or higher should have their Soak and Evasion tracked separately—they will often be wearing armor to boost their DV.</text:span></text:p>
              <text:p text:style-name="P39">Only extremely powerful enemies (such as Exalts) can have both Soak and Evasion simultaneous <text:span text:style-name="T36">higher</text:span> than 3.</text:p>
            </table:table-cell>
            <table:covered-table-cell/>
          </table:table-row>
          <table:table-row table:style-name="TableLine1842904731248">
            <table:table-cell table:style-name="Table2.A2" office:value-type="string">
              <text:p text:style-name="P40">4</text:p>
            </table:table-cell>
            <table:table-cell table:style-name="Table2.B2" office:value-type="string">
              <text:p text:style-name="P37">A Strong, noticeable defense. Will often come paired with a weaker defense. (e.g. Soak 4, Evasion 2).</text:p>
            </table:table-cell>
          </table:table-row>
          <table:table-row table:style-name="TableLine1842904736688">
            <table:table-cell table:style-name="Table2.A3" office:value-type="string">
              <text:p text:style-name="P27">5</text:p>
            </table:table-cell>
            <table:table-cell table:style-name="Table2.B3" office:value-type="string">
              <text:p text:style-name="P27">As high as heavily-armored Mundane target can reach. This is a significant challenge and should not be thrown at players lightly.</text:p>
            </table:table-cell>
          </table:table-row>
          <table:table-row table:style-name="TableLine1842904735328">
            <table:table-cell table:style-name="Table2.A8" table:number-columns-spanned="2" office:value-type="string">
              <text:p text:style-name="P38"><text:span text:style-name="T33">Note: </text:span><text:span text:style-name="T34">Even defense-focused Exalts cannot reach above 5 without </text:span><text:span text:style-name="T35">assistance, and typically a trade-off. For example, Soak armor at the expense of Evasion.</text:span></text:p>
            </table:table-cell>
            <table:covered-table-cell/>
          </table:table-row>
          <table:table-row table:style-name="TableLine1842904745936">
            <table:table-cell table:style-name="Table2.A3" office:value-type="string">
              <text:p text:style-name="P33">6</text:p>
            </table:table-cell>
            <table:table-cell table:style-name="Table2.B3" office:value-type="string">
              <text:p text:style-name="P28">Only strong Gods, <text:span text:style-name="T26">their Chosen, and other beings of great power will be able to attain this level of DV.</text:span></text:p>
            </table:table-cell>
          </table:table-row>
          <table:table-row table:style-name="TableLine1842904729888">
            <table:table-cell table:style-name="Table2.A2" office:value-type="string">
              <text:p text:style-name="P28">7+</text:p>
            </table:table-cell>
            <table:table-cell table:style-name="Table2.B2" office:value-type="string">
              <text:p text:style-name="P28">Typically, a DV of 7 or above means that the character is untouchable in this defense—though Exalts have been known to defy the odds.</text:p>
            </table:table-cell>
          </table:table-row>
        </table:table>
        <text:h text:style-name="P8" text:outline-level="2">Quick Powers</text:h>
        <text:p text:style-name="P1"/>
        <table:table table:name="Table10" table:style-name="Table10">
          <table:table-column table:style-name="Table10.A"/>
          <table:table-row table:style-name="Table10.1">
            <table:table-cell table:style-name="Table10.A1" office:value-type="string">
              <text:p text:style-name="P2">Antagonists and <text:span text:style-name="T29">Maneuver </text:span>Stunt Effects</text:p>
              <text:p text:style-name="P4">Important Non-Player Characters may attempt Stunt Effects, though the Storyteller should be judicious about their use.</text:p>
            </table:table-cell>
          </table:table-row>
        </table:table>
        <text:p text:style-name="P18"/>
        <text:p text:style-name="P23">&lt;&lt;TODO: clean up the following draft&gt;&gt;</text:p>
        <text:p text:style-name="P23">As a Storyteller, you job in combat is to make an interesting and dynamic fight—even if the fight doesn’t have pre-generated characters.</text:p>
        <text:p text:style-name="P19">The variety of mortals, monsters, and Gods you can throw at your Players is endless, and their sources of the following Powers can be flavored however you wish.</text:p>
        <text:p text:style-name="P19"><text:soft-page-break/>Typically, what you want to do is have a leadup for a Power—some action that signals that the character will use it. Only the most powerful of foes will offhand be able to use these powers, <text:span text:style-name="T27">and not at the Greater Level.</text:span></text:p>
        <table:table table:name="Table3" table:style-name="Table3" table:template-name="Exalted">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6">Quick Powers</text:p>
            </table:table-cell>
            <table:covered-table-cell/>
            <table:covered-table-cell/>
            <table:covered-table-cell/>
          </table:table-row>
          <table:table-row table:style-name="Table3.1">
            <table:table-cell table:style-name="Table3.A2" office:value-type="string">
              <text:p text:style-name="P41"/>
            </table:table-cell>
            <table:table-cell table:style-name="Table3.B2" office:value-type="string">
              <text:p text:style-name="P41">Normal</text:p>
            </table:table-cell>
            <table:table-cell table:style-name="Table3.B2" office:value-type="string">
              <text:p text:style-name="P41">Greater</text:p>
            </table:table-cell>
            <table:table-cell table:style-name="Table3.A2" office:value-type="string">
              <text:p text:style-name="P41">Description</text:p>
            </table:table-cell>
          </table:table-row>
          <table:table-row table:style-name="Table3.1">
            <table:table-cell table:style-name="Table3.A3" office:value-type="string">
              <text:p text:style-name="P29">Increase Accuracy</text:p>
            </table:table-cell>
            <table:table-cell table:style-name="Table3.B3" office:value-type="string">
              <text:p text:style-name="P29">+2 Dice</text:p>
            </table:table-cell>
            <table:table-cell table:style-name="Table3.B3" office:value-type="string">
              <text:p text:style-name="P29">+4 Dice</text:p>
            </table:table-cell>
            <table:table-cell table:style-name="Table3.A3" office:value-type="string">
              <text:p text:style-name="P29">On a decisive attack, <text:span text:style-name="T28">add dice to the Accuracy of the attack.</text:span></text:p>
            </table:table-cell>
          </table:table-row>
          <table:table-row table:style-name="Table3.1">
            <table:table-cell table:style-name="Table3.A2" office:value-type="string">
              <text:p text:style-name="P31">Raise Defenses</text:p>
            </table:table-cell>
            <table:table-cell table:style-name="Table3.B2" office:value-type="string">
              <text:p text:style-name="P34">Partial (+2DV)</text:p>
            </table:table-cell>
            <table:table-cell table:style-name="Table3.B2" office:value-type="string">
              <text:p text:style-name="P31">Full</text:p>
            </table:table-cell>
            <table:table-cell table:style-name="Table3.A2" office:value-type="string">
              <text:p text:style-name="P31">Create defenses out of nothing, typically with a weak point. For example, an Ice Golem summons a sphere of Ice surrounding them.</text:p>
            </table:table-cell>
          </table:table-row>
          <table:table-row table:style-name="Table3.1">
            <table:table-cell table:style-name="Table3.A3" office:value-type="string">
              <text:p text:style-name="P30">&lt;Reserved&gt;</text:p>
            </table:table-cell>
            <table:table-cell table:style-name="Table3.B5">
              <text:p text:style-name="P32"/>
            </table:table-cell>
            <table:table-cell table:style-name="Table3.B5">
              <text:p text:style-name="P32"/>
            </table:table-cell>
            <table:table-cell table:style-name="Table3.D5">
              <text:p text:style-name="P32"/>
            </table:table-cell>
          </table:table-row>
          <table:table-row table:style-name="Table3.1">
            <table:table-cell table:style-name="Table3.A2" office:value-type="string">
              <text:p text:style-name="P31">&lt;Reserved&gt;</text:p>
            </table:table-cell>
            <table:table-cell table:style-name="Table3.B6">
              <text:p text:style-name="P32"/>
            </table:table-cell>
            <table:table-cell table:style-name="Table3.B6">
              <text:p text:style-name="P32"/>
            </table:table-cell>
            <table:table-cell table:style-name="Table3.D6">
              <text:p text:style-name="P32"/>
            </table:table-cell>
          </table:table-row>
          <table:table-row table:style-name="Table3.1">
            <table:table-cell table:style-name="Table3.A3" office:value-type="string">
              <text:p text:style-name="P31">&lt;Reserved&gt;</text:p>
            </table:table-cell>
            <table:table-cell table:style-name="Table3.B5">
              <text:p text:style-name="P32"/>
            </table:table-cell>
            <table:table-cell table:style-name="Table3.B5">
              <text:p text:style-name="P32"/>
            </table:table-cell>
            <table:table-cell table:style-name="Table3.D5">
              <text:p text:style-name="P32"/>
            </table:table-cell>
          </table:table-row>
          <table:table-row table:style-name="Table3.1">
            <table:table-cell table:style-name="Table3.A2" office:value-type="string">
              <text:p text:style-name="P31">&lt;Reserved&gt;</text:p>
            </table:table-cell>
            <table:table-cell table:style-name="Table3.B6">
              <text:p text:style-name="P32"/>
            </table:table-cell>
            <table:table-cell table:style-name="Table3.B6">
              <text:p text:style-name="P32"/>
            </table:table-cell>
            <table:table-cell table:style-name="Table3.D6">
              <text:p text:style-name="P32"/>
            </table:table-cell>
          </table:table-row>
          <table:table-row table:style-name="Table3.1">
            <table:table-cell table:style-name="Table3.A3" office:value-type="string">
              <text:p text:style-name="P31">&lt;Reserved&gt;</text:p>
            </table:table-cell>
            <table:table-cell table:style-name="Table3.B5">
              <text:p text:style-name="P32"/>
            </table:table-cell>
            <table:table-cell table:style-name="Table3.B5">
              <text:p text:style-name="P32"/>
            </table:table-cell>
            <table:table-cell table:style-name="Table3.D5">
              <text:p text:style-name="P32"/>
            </table:table-cell>
          </table:table-row>
          <table:table-row table:style-name="Table3.1">
            <table:table-cell table:style-name="Table3.A2" office:value-type="string">
              <text:p text:style-name="P31">&lt;Reserved&gt;</text:p>
            </table:table-cell>
            <table:table-cell table:style-name="Table3.B6">
              <text:p text:style-name="P32"/>
            </table:table-cell>
            <table:table-cell table:style-name="Table3.B6">
              <text:p text:style-name="P32"/>
            </table:table-cell>
            <table:table-cell table:style-name="Table3.D6">
              <text:p text:style-name="P32"/>
            </table:table-cell>
          </table:table-row>
          <table:table-row table:style-name="Table3.1">
            <table:table-cell table:style-name="Table3.A3" office:value-type="string">
              <text:p text:style-name="P31">&lt;Reserved&gt;</text:p>
            </table:table-cell>
            <table:table-cell table:style-name="Table3.B5">
              <text:p text:style-name="P32"/>
            </table:table-cell>
            <table:table-cell table:style-name="Table3.B5">
              <text:p text:style-name="P32"/>
            </table:table-cell>
            <table:table-cell table:style-name="Table3.D5">
              <text:p text:style-name="P32"/>
            </table:table-cell>
          </table:table-row>
          <table:table-row table:style-name="Table3.1">
            <table:table-cell table:style-name="Table3.A2" office:value-type="string">
              <text:p text:style-name="P31">&lt;Reserved&gt;</text:p>
            </table:table-cell>
            <table:table-cell table:style-name="Table3.B6">
              <text:p text:style-name="P32"/>
            </table:table-cell>
            <table:table-cell table:style-name="Table3.B6">
              <text:p text:style-name="P32"/>
            </table:table-cell>
            <table:table-cell table:style-name="Table3.D6">
              <text:p text:style-name="P32"/>
            </table:table-cell>
          </table:table-row>
        </table:table>
        <text:h text:style-name="P9" text:outline-level="2">Spirits</text:h>
        <text:h text:style-name="P3" text:outline-level="3">Fogshark</text:h>
        <text:p text:style-name="P12"><text:span text:style-name="T3">Endurance<text:tab/></text:span>15<text:line-break/><text:span text:style-name="T3">DV</text:span><text:tab/>4<text:line-break/>Evasion <text:s/>4<text:line-break/>Soak<text:tab/>3<text:line-break/>Attack Pool <text:s/>8<text:line-break/>Base Damage 4</text:p>
        <text:p text:style-name="P12"><text:span text:style-name="T3">Sensing</text:span>: 6<text:line-break/><text:span text:style-name="T3">Stealth: </text:span>8<text:line-break/></text:p>
        <text:p text:style-name="P12">Fogsharks are creatures that live between the Spirit and Waking world, and may only be found where the veil between the worlds is thin, particularly in respect to the element of Water.</text:p>
        <text:p text:style-name="P12">They swarm in the skies, dragging their fog and mists with them--a fogshark attack can not occur in any bright-lit or otherwise illuminated area.</text:p>
        <text:p text:style-name="P14">Tactics</text:p>
        <text:p text:style-name="P12">Fogsharks are ambush predators, almost always moving in small groups or packs. Typically there will be a Prime shark to act as a Major Foe, swarmed with a pack of Lesser Foes.</text:p>
        <text:p text:style-name="P12">The sharks will ambush characters in seeming moments of physical weakness, particularly any who is bleeding. They will perform a grapple maneuver, and then single-mindedly attack their target until forced off.</text:p>
        <text:p text:style-name="P12">If forced off their target, or by missing their grapple, they will attempt to retreat to the mists to await their next attack.</text:p>
        <text:p text:style-name="P12">Being mindless beasts, they <text:span text:style-name="T5">cannot be reasoned with</text:span>.</text:p>
        <text:p text:style-name="P14">Abilities</text:p>
        <text:p text:style-name="P12"><text:span text:style-name="T3">Blood in the Water<text:line-break/></text:span>The Fogshark gains +3 on any roll to percieve or track characters that are bleeding.</text:p>
        <text:p text:style-name="P12"><text:span text:style-name="T3">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P12">Fogsharks may sense through the fog without penalty.</text:p>
        <text:p text:style-name="P12"><text:span text:style-name="T3">Dissolve into the Fog</text:span><text:line-break/>As a Gathering Action, the Fogshark may return to the supernatural mist. They may only do so once every three actions, and cannot reemerge from the Fogs for at least one action after entering them.</text:p>
        <text:h text:style-name="P9" text:outline-level="2">Demons</text:h>
        <text:h text:style-name="P3" text:outline-level="3">Blood Ape</text:h>
        <text:p text:style-name="P12"><text:span text:style-name="T3">Endurance<text:tab/></text:span>20</text:p>
        <text:p text:style-name="P12"><text:span text:style-name="T3">Initiative </text:span>3<text:line-break/><text:span text:style-name="T3">DV</text:span><text:tab/>5<text:line-break/>Evasion <text:s/>3<text:line-break/>Soak<text:tab/>5<text:line-break/>Attack Pool <text:s/>8<text:line-break/>Base Damage 4</text:p>
        <text:p text:style-name="P12"><text:span text:style-name="T3">Sensing</text:span>: 3<text:line-break/><text:span text:style-name="T3">Stealth: </text:span>1<text:line-break/><text:span text:style-name="T3">Guile:</text:span> 0<text:line-break/><text:span text:style-name="T3">Resolve: </text:span>3<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6:37.098000000</dc:date>
    <meta:editing-cycles>22</meta:editing-cycles>
    <dc:title>Antagonists</dc:title>
    <meta:editing-duration>PT49M11S</meta:editing-duration>
    <meta:generator>LibreOffice/7.0.3.1$Windows_X86_64 LibreOffice_project/d7547858d014d4cf69878db179d326fc3483e082</meta:generator>
    <dc:creator>Samuel Smith</dc:creator>
    <meta:document-statistic meta:table-count="4" meta:image-count="0" meta:object-count="0" meta:page-count="2" meta:paragraph-count="83" meta:word-count="956" meta:character-count="5468" meta:non-whitespace-character-count="4585"/>
  </office:meta>
</office:document-meta>
</file>